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867" officeooo:paragraph-rsid="000c486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u_ElImDest</text:span> : interface pour visualiser une image </text:p>
      <text:p text:style-name="P1"/>
      <text:p text:style-name="P1"><text:s text:c="7"/>methode fondamentale : </text:p>
      <text:p text:style-name="P1"/>
      <text:p text:style-name="P1"><text:s text:c="7"/>void write_image(INT x0src,Pt2di p0dest,INT nb,INT ** data) </text:p>
      <text:p text:style-name="P1"><text:s text:c="7"/>gere la dynamique puis appelle write_image_brute avec les valeurs modifiees</text:p>
      <text:p text:style-name="P1"/>
      <text:p text:style-name="P1"/>
      <text:p text:style-name="P1"/>
      <text:p text:style-name="P1"/>
      <text:p text:style-name="P1">========================================================================== </text:p>
      <text:p text:style-name="P1">Parametre de memoire max , defaut par ex 1000 Go , </text:p>
      <text:p text:style-name="P1"/>
      <text:p text:style-name="P1"/>
      <text:p text:style-name="P1">Saugarde de Resultat <text:s text:c="2"/>toto.tif -&gt; Tmp-MMDir/XXX-toto.tif.xml </text:p>
      <text:p text:style-name="P1"/>
      <text:p text:style-name="P1">Si taille fichier &gt; memoire-max =&gt; creation fichier reduit </text:p>
      <text:p text:style-name="P1"/>
      <text:p text:style-name="P1">========================================================================== </text:p>
      <text:p text:style-name="P1"/>
      <text:p text:style-name="P1">compr_im.h </text:p>
      <text:p text:style-name="P1">Voir ElPyramScroller </text:p>
      <text:p text:style-name="P1"/>
      <text:p text:style-name="P1">~ <text:s text:c="161"/></text:p>
      <text:p text:style-name="P1">~ <text:s text:c="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2:42:43.008347047</meta:creation-date>
    <dc:date>2015-11-18T22:54:09.523078324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60" meta:character-count="774" meta:non-whitespace-character-count="507"/>
  </office:meta>
</office:document-meta>
</file>